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7015ec" officeooo:paragraph-rsid="057015ec"/>
    </style:style>
    <style:style style:name="P6" style:family="paragraph" style:parent-style-name="Text_20_body">
      <style:text-properties fo:color="#000000" officeooo:rsid="057d1551" officeooo:paragraph-rsid="057d1551" fo:background-color="#ffffff"/>
    </style:style>
    <style:style style:name="P7" style:family="paragraph" style:parent-style-name="Text_20_body">
      <style:text-properties fo:color="#000000" officeooo:rsid="057db98d" officeooo:paragraph-rsid="057db98d" fo:background-color="#ffffff"/>
    </style:style>
    <style:style style:name="P8" style:family="paragraph" style:parent-style-name="Text_20_body">
      <style:text-properties fo:color="#000000" officeooo:rsid="059ba6ea" officeooo:paragraph-rsid="0583f478" fo:background-color="#ffffff"/>
    </style:style>
    <style:style style:name="P9" style:family="paragraph" style:parent-style-name="Text_20_body">
      <style:text-properties officeooo:rsid="0576eefc" officeooo:paragraph-rsid="0576eefc"/>
    </style:style>
    <style:style style:name="P10" style:family="paragraph" style:parent-style-name="Text_20_body">
      <style:text-properties fo:font-size="12pt" officeooo:rsid="057bc263" officeooo:paragraph-rsid="057bc263" style:font-size-asian="12pt" style:font-size-complex="12pt"/>
    </style:style>
    <style:style style:name="P11" style:family="paragraph" style:parent-style-name="Text_20_body">
      <style:text-properties officeooo:rsid="05813ff5" officeooo:paragraph-rsid="05813ff5"/>
    </style:style>
    <style:style style:name="P12" style:family="paragraph" style:parent-style-name="Text_20_body">
      <style:text-properties officeooo:rsid="0583f478" officeooo:paragraph-rsid="0583f478"/>
    </style:style>
    <style:style style:name="P13" style:family="paragraph" style:parent-style-name="Text_20_body">
      <style:text-properties officeooo:rsid="057a27cc" officeooo:paragraph-rsid="0579949a"/>
    </style:style>
    <style:style style:name="P14" style:family="paragraph" style:parent-style-name="Text_20_body">
      <style:text-properties officeooo:rsid="058cb8aa" officeooo:paragraph-rsid="058cb8aa"/>
    </style:style>
    <style:style style:name="P15" style:family="paragraph" style:parent-style-name="Text_20_body">
      <style:text-properties officeooo:rsid="059b994a" officeooo:paragraph-rsid="059b994a"/>
    </style:style>
    <style:style style:name="P16" style:family="paragraph" style:parent-style-name="Heading_20_2">
      <style:text-properties officeooo:paragraph-rsid="05195e16"/>
    </style:style>
    <style:style style:name="P17"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18"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19" style:family="paragraph" style:parent-style-name="Standard">
      <style:text-properties fo:font-size="12pt" officeooo:rsid="057a27cc" officeooo:paragraph-rsid="057a27cc" style:font-size-asian="12pt" style:font-size-complex="12pt"/>
    </style:style>
    <style:style style:name="P20" style:family="paragraph" style:parent-style-name="Text_20_body">
      <style:text-properties officeooo:rsid="05a3b6df" officeooo:paragraph-rsid="05a3b6df"/>
    </style:style>
    <style:style style:name="P21" style:family="paragraph" style:parent-style-name="Text_20_body" style:list-style-name="L1">
      <style:text-properties officeooo:rsid="056dcf1b" officeooo:paragraph-rsid="056dcf1b"/>
    </style:style>
    <style:style style:name="P22" style:family="paragraph" style:parent-style-name="Text_20_body" style:list-style-name="L1">
      <style:text-properties officeooo:rsid="056dcf1b" officeooo:paragraph-rsid="056e3790"/>
    </style:style>
    <style:style style:name="P23" style:family="paragraph" style:parent-style-name="Text_20_body" style:list-style-name="L1">
      <style:text-properties officeooo:rsid="056e3790" officeooo:paragraph-rsid="056e3790"/>
    </style:style>
    <style:style style:name="P24" style:family="paragraph" style:parent-style-name="Text_20_body" style:list-style-name="L1">
      <style:text-properties officeooo:rsid="056f01a7" officeooo:paragraph-rsid="056f01a7"/>
    </style:style>
    <style:style style:name="P25" style:family="paragraph" style:parent-style-name="Text_20_body" style:list-style-name="L1">
      <style:text-properties officeooo:rsid="056f5162" officeooo:paragraph-rsid="056f5162"/>
    </style:style>
    <style:style style:name="P26" style:family="paragraph" style:parent-style-name="Text_20_body" style:list-style-name="L2">
      <style:text-properties officeooo:rsid="0574bf78" officeooo:paragraph-rsid="0574bf78"/>
    </style:style>
    <style:style style:name="P27" style:family="paragraph" style:parent-style-name="Text_20_body" style:list-style-name="L2">
      <style:text-properties officeooo:rsid="0570381d" officeooo:paragraph-rsid="0570381d"/>
    </style:style>
    <style:style style:name="P28" style:family="paragraph" style:parent-style-name="Text_20_body" style:list-style-name="L3">
      <style:text-properties fo:font-size="12pt" officeooo:paragraph-rsid="057a27cc" style:font-size-asian="12pt" style:font-size-complex="12pt"/>
    </style:style>
    <style:style style:name="P29" style:family="paragraph" style:parent-style-name="Text_20_body" style:list-style-name="L3">
      <style:text-properties fo:font-size="12pt" officeooo:rsid="057afedb" officeooo:paragraph-rsid="057afedb" style:font-size-asian="12pt" style:font-size-complex="12pt"/>
    </style:style>
    <style:style style:name="P30" style:family="paragraph" style:parent-style-name="Text_20_body" style:list-style-name="L3">
      <style:text-properties style:font-name="Courier New" fo:font-size="12pt" fo:font-weight="bold" officeooo:rsid="057b8596" officeooo:paragraph-rsid="057b8596" style:font-size-asian="12pt" style:font-weight-asian="bold" style:font-size-complex="12pt"/>
    </style:style>
    <style:style style:name="P31" style:family="paragraph" style:parent-style-name="Text_20_body" style:list-style-name="L4">
      <style:text-properties fo:color="#000000" officeooo:rsid="057d4b2a" officeooo:paragraph-rsid="057d4b2a" fo:background-color="#ffffff"/>
    </style:style>
    <style:style style:name="P32" style:family="paragraph" style:parent-style-name="Text_20_body" style:list-style-name="L5">
      <style:text-properties officeooo:rsid="05813ff5" officeooo:paragraph-rsid="05813ff5"/>
    </style:style>
    <style:style style:name="P33" style:family="paragraph" style:parent-style-name="Text_20_body" style:list-style-name="L5">
      <style:text-properties officeooo:rsid="0581e811" officeooo:paragraph-rsid="0581e811"/>
    </style:style>
    <style:style style:name="P34" style:family="paragraph" style:parent-style-name="Text_20_body" style:list-style-name="L6">
      <style:text-properties officeooo:paragraph-rsid="05195e16"/>
    </style:style>
    <style:style style:name="P35" style:family="paragraph" style:parent-style-name="Text_20_body" style:list-style-name="L6">
      <style:text-properties officeooo:rsid="051bc9a6" officeooo:paragraph-rsid="05195e16"/>
    </style:style>
    <style:style style:name="P36" style:family="paragraph" style:parent-style-name="Text_20_body" style:list-style-name="L6">
      <style:text-properties officeooo:rsid="0546e624" officeooo:paragraph-rsid="058cb8aa"/>
    </style:style>
    <style:style style:name="P37" style:family="paragraph" style:parent-style-name="Text_20_body" style:list-style-name="L6">
      <style:text-properties officeooo:rsid="058cb8aa" officeooo:paragraph-rsid="058cb8aa"/>
    </style:style>
    <style:style style:name="P38" style:family="paragraph" style:parent-style-name="Text_20_body" style:list-style-name="L6">
      <style:text-properties officeooo:rsid="057d95a6" officeooo:paragraph-rsid="057d95a6"/>
    </style:style>
    <style:style style:name="P39" style:family="paragraph" style:parent-style-name="Text_20_body">
      <style:text-properties officeooo:rsid="0576eefc" officeooo:paragraph-rsid="0579949a"/>
    </style:style>
    <style:style style:name="P40" style:family="paragraph" style:parent-style-name="Text_20_body">
      <style:text-properties officeooo:rsid="05ad57cd" officeooo:paragraph-rsid="05af1b62"/>
    </style:style>
    <style:style style:name="P41"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58cb8aa" style:font-weight-asian="normal" style:font-weight-complex="normal"/>
    </style:style>
    <style:style style:name="T7" style:family="text">
      <style:text-properties fo:font-weight="normal" officeooo:rsid="05a47c9e" style:font-weight-asian="normal" style:font-weight-complex="normal"/>
    </style:style>
    <style:style style:name="T8" style:family="text">
      <style:text-properties fo:font-weight="normal" officeooo:rsid="05acbec4" style:font-weight-asian="normal" style:font-weight-complex="normal"/>
    </style:style>
    <style:style style:name="T9" style:family="text">
      <style:text-properties officeooo:rsid="056e3790"/>
    </style:style>
    <style:style style:name="T10" style:family="text">
      <style:text-properties officeooo:rsid="0570381d"/>
    </style:style>
    <style:style style:name="T11" style:family="text">
      <style:text-properties officeooo:rsid="0570e25e"/>
    </style:style>
    <style:style style:name="T12" style:family="text">
      <style:text-properties officeooo:rsid="0579949a"/>
    </style:style>
    <style:style style:name="T13" style:family="text">
      <style:text-properties officeooo:rsid="057a27cc"/>
    </style:style>
    <style:style style:name="T14" style:family="text">
      <style:text-properties style:font-name="Courier New" fo:font-weight="bold" style:font-weight-asian="bold"/>
    </style:style>
    <style:style style:name="T15" style:family="text">
      <style:text-properties style:font-name="Courier New" fo:font-weight="bold" officeooo:rsid="057b8596" style:font-weight-asian="bold"/>
    </style:style>
    <style:style style:name="T16" style:family="text">
      <style:text-properties style:font-name="Courier New" fo:font-weight="bold" officeooo:rsid="057c3230" style:font-weight-asian="bold"/>
    </style:style>
    <style:style style:name="T17" style:family="text">
      <style:text-properties style:font-name="Courier New" fo:font-size="12pt" fo:font-weight="normal" officeooo:rsid="057bc263" style:font-size-asian="12pt" style:font-weight-asian="normal" style:font-size-complex="12pt" style:font-weight-complex="normal"/>
    </style:style>
    <style:style style:name="T18" style:family="text">
      <style:text-properties fo:color="#008000" style:font-name="Courier New" fo:font-weight="bold" style:font-weight-asian="bold"/>
    </style:style>
    <style:style style:name="T19" style:family="text">
      <style:text-properties officeooo:rsid="057d6d37"/>
    </style:style>
    <style:style style:name="T20" style:family="text">
      <style:text-properties officeooo:rsid="05813ff5"/>
    </style:style>
    <style:style style:name="T21" style:family="text">
      <style:text-properties officeooo:rsid="0581528c"/>
    </style:style>
    <style:style style:name="T22" style:family="text">
      <style:text-properties officeooo:rsid="058edc28"/>
    </style:style>
    <style:style style:name="T23" style:family="text">
      <style:text-properties officeooo:rsid="05a0bf1b"/>
    </style:style>
    <style:style style:name="T24" style:family="text">
      <style:text-properties officeooo:rsid="05a3b6df"/>
    </style:style>
    <style:style style:name="T25" style:family="text">
      <style:text-properties officeooo:rsid="05aa3763"/>
    </style:style>
    <style:style style:name="T26" style:family="text">
      <style:text-properties officeooo:rsid="05adeb81"/>
    </style:style>
    <style:style style:name="T27" style:family="text">
      <style:text-properties officeooo:rsid="05af1b62"/>
    </style:style>
    <style:style style:name="T28" style:family="text">
      <style:text-properties officeooo:rsid="05b02096"/>
    </style:style>
    <style:style style:name="T29" style:family="text">
      <style:text-properties officeooo:rsid="05b34298"/>
    </style:style>
    <style:style style:name="T30" style:family="text">
      <style:text-properties officeooo:rsid="05b5084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ספרי<text:span text:style-name="T24">ית התבניות</text:span> <text:span text:style-name="T23">התקנית - איטרטורים</text:span></text:h>
      <text:p text:style-name="P20">איטרטורים הם מושג מרכזי ב-STL. כל האלגוריתמים (שנלמד עליהם בהמשך) עובדים על איטרטורים. לדוגמה, אלגוריתם של חיפוש לא מבצע חיפוש על וקטור נתון, אלא חיפוש על תחום בין שני איטרטורים נתונים. לכן כדי להבין את הספריה חשוב להבין את סוגי האיטרטורים המוגדרים בה:</text:p>
      <text:list xml:id="list634323216" text:style-name="L1">
        <text:list-item>
          <text:p text:style-name="P21">איטרטור טריביאלי - משמש לקריאה בלבד, אי אפשר להזיז אותו.</text:p>
        </text:list-item>
        <text:list-item>
          <text:p text:style-name="P21">איטרטור קלט - משמש לקריאה בלבד, אפשר להזיז אותו קדימה (++).<text:span text:style-name="T9"> </text:span></text:p>
        </text:list-item>
        <text:list-item>
          <text:p text:style-name="P22">איטרטור פלט - משמש לכתיבה בלבד, אפשר להזיז אותו קדימה (++).<text:span text:style-name="T9"> </text:span></text:p>
        </text:list-item>
        <text:list-item>
          <text:p text:style-name="P23">איטרטור קדימה (forward iterator) - שילוב של איטרטור קלט ופלט, יכול לשמש לקריאה ולכתיבה.</text:p>
        </text:list-item>
        <text:list-item>
          <text:p text:style-name="P24">איטרטור דו-כיווני (bidirectional iterator) - כמו הקודם, רק שהוא יכול גם לזוז אחורה (--).</text:p>
        </text:list-item>
        <text:list-item>
          <text:p text:style-name="P25">איטרטור גישה אקראית (random access iterator) - כמו הקודם, רק שאפשר גם לבצע עליו אריתמטיקה כמו עם פוינטרים של סי.</text:p>
        </text:list-item>
      </text:list>
      <text:p text:style-name="P5">המיכלים השונים מציעים איטרטורים ברמות שונות<text:span text:style-name="T10">, למשל:</text:span></text:p>
      <text:list xml:id="list3392985899" text:style-name="L2">
        <text:list-item>
          <text:p text:style-name="P26"><text:span text:style-name="T4">זרמים </text:span><text:span text:style-name="T5">מציעים איטרטורי קלט, פלט ואיטרטור "קדימה". </text:span><text:span text:style-name="T7">למה צריך אותם? ראו דוגמה בתיקיה </text:span><text:span text:style-name="T8">1</text:span><text:span text:style-name="T7">.</text:span></text:p>
        </text:list-item>
        <text:list-item>
          <text:p text:style-name="P27"><text:span text:style-name="T4">קבוצה, מפה ורשימה</text:span> מציע<text:span text:style-name="T11">ות</text:span> איטרטור דו-כיווני.</text:p>
        </text:list-item>
        <text:list-item>
          <text:p text:style-name="P27"><text:span text:style-name="T4">וקטור</text:span> מציע איטרטור גישה אקראית.</text:p>
        </text:list-item>
      </text:list>
      <text:p text:style-name="P9">לכל מיכל יש שיטה begin המחזירה איטרטור לתחילת המיכל ושיטה end המחזירה איטרטור ל<text:span text:style-name="T4">אחרי </text:span>סוף המיכל.</text:p>
      <text:p text:style-name="P9">למיכלים המאפשרים הליכה אחורה (כמעט כולם, חוץ מזרמים ו-forward_list) יש גם שיטה rbegin המחזירה איטרטור לסוף המיכל ושיטה rend המחזירה איטרטור ל<text:span text:style-name="T4">לפני </text:span>תחילת המיכל (עבור איטרציה בסדר הפוך).</text:p>
      <text:p text:style-name="P39">לכל איטרטור יש גם גירסה שהיא const - גירסה המאפשרת לקרוא את הפריטים במיכל אבל לא לשנות אותם.<text:span text:style-name="T12"> אפשר לגשת אליה ע"י cbegin, cend, crbegin, crend. איך מגדירים אותם? - ראו דוגמה בתיקיה 2.</text:span></text:p>
      <text:p text:style-name="P40">יש גם איטרטורי הכנסה. למשל, לוקטור יש איטרטור בשם back_insert_iterator, שהוא איטרטור מסוג "פלט" (לכתיבה בלבד), ומשמש להכנסת <text:span text:style-name="T27">פרטים</text:span> חדשים בסוף הוקטור. לקבוצה יש איטרטור בשם insert_iterator, המשמש להכנסת <text:span text:style-name="T27">פרטים</text:span> לקבוצה (בהתאם לסדר המוגדר על הקבוצה). <text:span text:style-name="T26">ראו דוגמה בתיקיה 1.</text:span></text:p>
      <text:p text:style-name="P39"/>
      <text:p text:style-name="Heading_20_2">הכנסת פרטים בעזרת איטרטורים</text:p>
      <text:p text:style-name="P13">כשרוצים להכניס פרט באמצע מיכל כלשהו (לא בסוף או בהתחלה), משתמשים בדרך-כלל באיטרטור שאומר איפה בדיוק להכניס.</text:p>
      <text:list xml:id="list98150730" text:style-name="L3">
        <text:list-item>
          <text:p text:style-name="P28"><text:span text:style-name="T13">כדי להכניס פריט לפני המקום שהאיטרטור i מצביע עליו - </text:span><text:span text:style-name="T14">c.insert(</text:span><text:span text:style-name="T18">i</text:span><text:span text:style-name="T14">,x)</text:span></text:p>
        </text:list-item>
        <text:list-item>
          <text:p text:style-name="P28"><text:span text:style-name="T13">כדי להכניס פריטים בקטע החצי-פתוח מ-first ל-last - <text:s text:c="2"/></text:span><text:span text:style-name="T14">c.insert(</text:span><text:span text:style-name="T18">i</text:span><text:span text:style-name="T14">,</text:span><text:span text:style-name="T18">first,last</text:span><text:span text:style-name="T14">) </text:span></text:p>
        </text:list-item>
        <text:list-item>
          <text:p text:style-name="P29"><text:span text:style-name="T14">אותו הדבר עם מחיקה - erase</text:span><text:span text:style-name="T15">.</text:span></text:p>
        </text:list-item>
        <text:list-item>
          <text:p text:style-name="P30">אותו הדבר עם הכנסה במקום - emplace.</text:p>
        </text:list-item>
      </text:list>
      <text:p text:style-name="P10"><text:span text:style-name="T14">הפונקציות insert, erase, emplace עובדות בצורה דומה בכל המיכלים התומכים בהם (ראו טבלה ב http://www.cplusplus.com/reference/stl )</text:span><text:span text:style-name="T16">,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19"/>
      <text:p text:style-name="Heading_20_2">תקינות איטרטורים</text:p>
      <text:p text:style-name="P6">כש­עובדים עם איטרטורים, חשוב לוודא שהם <text:span text:style-name="T4">תקינים</text:span>. מתי איטרטור עלול להיות לא-תקין? למשל, כשתוך כדי לולאה, אנחנו מוחקים את האיבר שהאיטרטור מצביע עליו<text:span text:style-name="T19">:</text:span></text:p>
      <text:list xml:id="list3899012128" text:style-name="L4">
        <text:list-item>
          <text:p text:style-name="P31">ברשימה, מפה וקבוצה - האיטרטור <text:span text:style-name="T19">מכיל פוינטר המצביע למקום לא מאותחל בזיכרון - שגיאה חמורה.</text:span></text:p>
        </text:list-item>
        <text:list-item>
          <text:p text:style-name="P31">בוקטור - האיטרטור מצביע לאיבר הבא אחרי האיבר שמחקנו<text:span text:style-name="T19"> - לא שגיאה כל-כך חמורה, אבל עדיין לא מה שרצינו.</text:span></text:p>
        </text:list-item>
      </text:list>
      <text:p text:style-name="P7">אז מה עושים? החל מ- C++11, השיטה erase מחזירה איטרטור מעודכן ותקין לאחרי המחיקה. צריך פשוט לשים את האיטרטור הזה באיטרטור שלנו. ראו דוגמ<text:span text:style-name="T25">ה בתיקיה 3. </text:span></text:p>
      <text:p text:style-name="P7"/>
      <text:p text:style-name="Heading_20_2">איטרטורים על מפה</text:p>
      <text:p text:style-name="P18">כשמשתמשים באיטרטור i על מפה (map), הסוג של *i הוא זוג (pair) של מפתח+ערך. <text:span text:style-name="T29">ראו תיקיה 4.</text:span></text:p>
      <text:p text:style-name="P17"/>
      <text:p text:style-name="Heading_20_2">איטרטורים על <text:span text:style-name="T20">מיכלים אסוציאטיביים</text:span></text:p>
      <text:p text:style-name="P11">למיכלים אסוציאטיביים, כמו מפה או קבוצה, יש שיטות מיוחדות שמחזירות איטרטורים:</text:p>
      <text:list xml:id="list2794849293" text:style-name="L5">
        <text:list-item>
          <text:p text:style-name="P32">find - מקבל מפתח, מחזיר איטרטור לערך המתאים או <text:span text:style-name="T21">end()</text:span> אם הערך לא נמצא.</text:p>
        </text:list-item>
        <text:list-item>
          <text:p text:style-name="P33">lower_bound - מקבל מפתח, מחזיר איטרטור לערך הכי קטן שהוא שווה או גדול מהמפתח.</text:p>
        </text:list-item>
        <text:list-item>
          <text:p text:style-name="P33">upper_bound - מקבל מפתח, מחזיר איטרטור לערך הכי קטן שהוא גדול ממש מהמפתח.</text:p>
        </text:list-item>
      </text:list>
      <text:p text:style-name="P12">ראו תיקיה <text:span text:style-name="T30">4</text:span>.</text:p>
      <text:p text:style-name="P8"/>
      <text:p text:style-name="P16">מקורות</text:p>
      <text:list xml:id="list821759946" text:style-name="L6">
        <text:list-item>
          <text:p text:style-name="P34">מצג<text:span text:style-name="T2">ו</text:span>ת של<text:span text:style-name="T1"> </text:span>אופיר פלא.</text:p>
        </text:list-item>
        <text:list-item>
          <text:p text:style-name="P35">Peter Gottschling, "Discovering Modern C++", chapter <text:span text:style-name="T3">4</text:span>.</text:p>
        </text:list-item>
        <text:list-item>
          <text:p text:style-name="P36"><text:span text:style-name="T5">תיעוד הספריה התקנית</text:span><text:span text:style-name="T6">: </text:span><text:span text:style-name="T17">http://www.cplusplus.com/reference/stl</text:span>.</text:p>
        </text:list-item>
        <text:list-item>
          <text:p text:style-name="P37">השווא<text:span text:style-name="T22">ת ביצועים</text:span> בין deque לבין וקטור: https://www.codeproject.com/Articles/5425/An-In-Depth-Study-of-the-STL-Deque-Container</text:p>
        </text:list-item>
        <text:list-item>
          <text:p text:style-name="P38">מחיקה תוך כדי ריצה https://stackoverflow.com/q/2874441/827927</text:p>
        </text:list-item>
      </text:list>
      <text:p text:style-name="P14"/>
      <text:p text:style-name="P4"/>
      <text:p text:style-name="P4"/>
      <text:p text:style-name="P3">סיכם: אראל סגל-הלוי.</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7T16:02:58.388007532</dc:date>
    <meta:editing-duration>P11DT4H33M40S</meta:editing-duration>
    <meta:editing-cycles>1354</meta:editing-cycles>
    <dc:creator>Erel Segal-Halevi</dc:creator>
    <meta:document-statistic meta:table-count="0" meta:image-count="0" meta:object-count="0" meta:page-count="1" meta:paragraph-count="45" meta:word-count="618" meta:character-count="3707" meta:non-whitespace-character-count="3152"/>
  </office:meta>
</office:document-meta>
</file>